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start" style:justify-single-word="false"/>
      <style:text-properties fo:font-size="18pt" officeooo:rsid="00097d58" officeooo:paragraph-rsid="00097d58" style:font-size-asian="18pt" style:font-size-complex="18pt"/>
    </style:style>
    <style:style style:name="P2" style:family="paragraph" style:parent-style-name="Heading_20_3">
      <style:paragraph-properties fo:text-align="start" style:justify-single-word="false"/>
      <style:text-properties fo:font-size="14pt" officeooo:rsid="00097d58" officeooo:paragraph-rsid="00097d58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97d58" officeooo:paragraph-rsid="00097d58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97d58" officeooo:paragraph-rsid="00097d58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97d58" officeooo:paragraph-rsid="00097d5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097d58" officeooo:paragraph-rsid="00097d58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T1" style:family="text">
      <style:text-properties officeooo:rsid="00097d58"/>
    </style:style>
    <style:style style:name="T2" style:family="text">
      <style:text-properties officeooo:rsid="000aac4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ac4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OLES IN GCP</text:p>
      <text:p text:style-name="P3"/>
      <text:h text:style-name="P1" text:outline-level="2">Difference Between Primitive, Predefined, and Custom Roles in GCP</text:h>
      <text:p text:style-name="Text_20_body">Google Cloud gives us different types of roles to control what users and services can do. These roles are:</text:p>
      <text:h text:style-name="Heading_20_3" text:outline-level="3">1. <text:span text:style-name="Strong_20_Emphasis">Primitive Roles</text:span></text:h>
      <text:list xml:id="list2222677163" text:style-name="L1">
        <text:list-item>
          <text:p text:style-name="P9">These are the most basic roles.</text:p>
        </text:list-item>
        <text:list-item>
          <text:p text:style-name="P9">There are only three: <text:span text:style-name="Strong_20_Emphasis"><text:span text:style-name="T3">Owner</text:span></text:span><text:span text:style-name="T3">, </text:span><text:span text:style-name="Strong_20_Emphasis"><text:span text:style-name="T3">Editor</text:span></text:span><text:span text:style-name="T3">, and </text:span><text:span text:style-name="Strong_20_Emphasis"><text:span text:style-name="T3">Viewer</text:span></text:span>.</text:p>
        </text:list-item>
        <text:list-item>
          <text:p text:style-name="P9">They apply to the <text:span text:style-name="Strong_20_Emphasis"><text:span text:style-name="T3">whole project</text:span></text:span><text:span text:style-name="T3">.</text:span></text:p>
        </text:list-item>
        <text:list-item>
          <text:p text:style-name="P9">They give <text:span text:style-name="Strong_20_Emphasis"><text:span text:style-name="T3">too much access</text:span></text:span>, so they are not safe for production use.</text:p>
        </text:list-item>
      </text:list>
      <text:h text:style-name="Heading_20_3" text:outline-level="3">2. <text:span text:style-name="Strong_20_Emphasis">Predefined Roles</text:span></text:h>
      <text:list xml:id="list4084774285" text:style-name="L2">
        <text:list-item>
          <text:p text:style-name="P10">These are <text:span text:style-name="Strong_20_Emphasis"><text:span text:style-name="T3">ready-made roles</text:span></text:span> created by Google.</text:p>
        </text:list-item>
        <text:list-item>
          <text:p text:style-name="P10">Each one is made for a specific Google Cloud service (like Compute Engine or Storage).</text:p>
        </text:list-item>
        <text:list-item>
          <text:p text:style-name="P10">They give the <text:span text:style-name="Strong_20_Emphasis"><text:span text:style-name="T3">right amount of access</text:span></text:span><text:span text:style-name="T3"> </text:span>for most tasks.</text:p>
        </text:list-item>
        <text:list-item>
          <text:p text:style-name="P10">Safer than primitive roles and used in most real projects.</text:p>
        </text:list-item>
      </text:list>
      <text:h text:style-name="Heading_20_3" text:outline-level="3">3. <text:span text:style-name="Strong_20_Emphasis">Custom Roles</text:span></text:h>
      <text:list xml:id="list1692427093" text:style-name="L3">
        <text:list-item>
          <text:p text:style-name="P11">These are roles that <text:span text:style-name="Strong_20_Emphasis"><text:span text:style-name="T3">you create</text:span></text:span> yourself.</text:p>
        </text:list-item>
        <text:list-item>
          <text:p text:style-name="P11">You pick <text:span text:style-name="Strong_20_Emphasis"><text:span text:style-name="T3">only the permissions you need</text:span></text:span><text:span text:style-name="T3">.</text:span></text:p>
        </text:list-item>
        <text:list-item>
          <text:p text:style-name="P11">Best when predefined roles give either too much or too little access.</text:p>
        </text:list-item>
        <text:list-item>
          <text:p text:style-name="P11">Helps apply the <text:span text:style-name="Strong_20_Emphasis"><text:span text:style-name="T3">principle of least privilege</text:span></text:span>.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8">Feature / Aspect</text:p>
          </table:table-cell>
          <table:table-cell table:style-name="Table1.A1" office:value-type="string">
            <text:p text:style-name="P8">Primitive Roles</text:p>
          </table:table-cell>
          <table:table-cell table:style-name="Table1.A1" office:value-type="string">
            <text:p text:style-name="P8">Predefined Roles</text:p>
          </table:table-cell>
          <table:table-cell table:style-name="Table1.D1" office:value-type="string">
            <text:p text:style-name="P8">Custom Roles</text:p>
          </table:table-cell>
        </table:table-row>
        <table:table-row>
          <table:table-cell table:style-name="Table1.A2" office:value-type="string">
            <text:p text:style-name="P8">Who Creates It</text:p>
          </table:table-cell>
          <table:table-cell table:style-name="Table1.A2" office:value-type="string">
            <text:p text:style-name="P7">Google (default, built-in)</text:p>
          </table:table-cell>
          <table:table-cell table:style-name="Table1.A2" office:value-type="string">
            <text:p text:style-name="P7">Google (specific to services)</text:p>
          </table:table-cell>
          <table:table-cell table:style-name="Table1.D2" office:value-type="string">
            <text:p text:style-name="P7"><text:span text:style-name="T1">We</text:span> <text:span text:style-name="T1">define it</text:span></text:p>
          </table:table-cell>
        </table:table-row>
        <table:table-row>
          <table:table-cell table:style-name="Table1.A2" office:value-type="string">
            <text:p text:style-name="P8">Examples</text:p>
          </table:table-cell>
          <table:table-cell table:style-name="Table1.A2" office:value-type="string">
            <text:p text:style-name="P7">Owner, Editor, Viewer</text:p>
          </table:table-cell>
          <table:table-cell table:style-name="Table1.A2" office:value-type="string">
            <text:p text:style-name="P7">Compute Viewer, Storage Admin, etc.</text:p>
          </table:table-cell>
          <table:table-cell table:style-name="Table1.D2" office:value-type="string">
            <text:p text:style-name="P7">A role with only compute.instances.list, etc.</text:p>
          </table:table-cell>
        </table:table-row>
        <table:table-row>
          <table:table-cell table:style-name="Table1.A2" office:value-type="string">
            <text:p text:style-name="P8">Scope</text:p>
          </table:table-cell>
          <table:table-cell table:style-name="Table1.A2" office:value-type="string">
            <text:p text:style-name="P7">Entire project</text:p>
          </table:table-cell>
          <table:table-cell table:style-name="Table1.A2" office:value-type="string">
            <text:p text:style-name="P7">Specific to services (Compute, Storage, etc.)</text:p>
          </table:table-cell>
          <table:table-cell table:style-name="Table1.D2" office:value-type="string">
            <text:p text:style-name="P7">You choose which permissions and scope</text:p>
          </table:table-cell>
        </table:table-row>
        <table:table-row>
          <table:table-cell table:style-name="Table1.A2" office:value-type="string">
            <text:p text:style-name="P8">Granularity</text:p>
          </table:table-cell>
          <table:table-cell table:style-name="Table1.A2" office:value-type="string">
            <text:p text:style-name="P7">Very broad</text:p>
          </table:table-cell>
          <table:table-cell table:style-name="Table1.A2" office:value-type="string">
            <text:p text:style-name="P7">More specific and <text:soft-page-break/>fine-tuned</text:p>
          </table:table-cell>
          <table:table-cell table:style-name="Table1.D2" office:value-type="string">
            <text:p text:style-name="P7">Fully customised, <text:soft-page-break/><text:span text:style-name="T1">we</text:span> control every permission</text:p>
          </table:table-cell>
        </table:table-row>
        <table:table-row>
          <table:table-cell table:style-name="Table1.A2" office:value-type="string">
            <text:p text:style-name="P8">Use Case</text:p>
          </table:table-cell>
          <table:table-cell table:style-name="Table1.A2" office:value-type="string">
            <text:p text:style-name="P7">Quick setup, testing, legacy usage</text:p>
          </table:table-cell>
          <table:table-cell table:style-name="Table1.A2" office:value-type="string">
            <text:p text:style-name="P7">Most day-to-day work in GCP</text:p>
          </table:table-cell>
          <table:table-cell table:style-name="Table1.D2" office:value-type="string">
            <text:p text:style-name="P7">When predefined roles don’t fit our exact needs</text:p>
          </table:table-cell>
        </table:table-row>
        <table:table-row>
          <table:table-cell table:style-name="Table1.A2" office:value-type="string">
            <text:p text:style-name="P8">Security Risk</text:p>
          </table:table-cell>
          <table:table-cell table:style-name="Table1.A2" office:value-type="string">
            <text:p text:style-name="P7">High (grants too many permissions)</text:p>
          </table:table-cell>
          <table:table-cell table:style-name="Table1.A2" office:value-type="string">
            <text:p text:style-name="P7">Moderate (better controlled access)</text:p>
          </table:table-cell>
          <table:table-cell table:style-name="Table1.D2" office:value-type="string">
            <text:p text:style-name="P7">Low (can follow strict least privilege)</text:p>
          </table:table-cell>
        </table:table-row>
        <table:table-row>
          <table:table-cell table:style-name="Table1.A2" office:value-type="string">
            <text:p text:style-name="P8">IAM Best Practice</text:p>
          </table:table-cell>
          <table:table-cell table:style-name="Table1.A2" office:value-type="string">
            <text:p text:style-name="P7">Not recommended for production</text:p>
          </table:table-cell>
          <table:table-cell table:style-name="Table1.A2" office:value-type="string">
            <text:p text:style-name="P7">Recommended in most cases</text:p>
          </table:table-cell>
          <table:table-cell table:style-name="Table1.D2" office:value-type="string">
            <text:p text:style-name="P7">Best for fine-grained access control</text:p>
          </table:table-cell>
        </table:table-row>
      </table:table>
      <text:p text:style-name="P6"/>
      <text:h text:style-name="P2" text:outline-level="3">Conclusion:</text:h>
      <text:list xml:id="list1090941038" text:style-name="L4">
        <text:list-item>
          <text:p text:style-name="P12"><text:span text:style-name="Strong_20_Emphasis">Primitive roles</text:span> <text:span text:style-name="T2">are l</text:span>ike giving someone access to the whole house.</text:p>
        </text:list-item>
        <text:list-item>
          <text:p text:style-name="P12"><text:span text:style-name="Strong_20_Emphasis">Predefined roles</text:span> <text:span text:style-name="T2">are li</text:span>ike giving access to just the kitchen or garage.</text:p>
        </text:list-item>
        <text:list-item>
          <text:p text:style-name="P12"><text:span text:style-name="Strong_20_Emphasis"><text:span text:style-name="T4">In</text:span></text:span><text:span text:style-name="Strong_20_Emphasis"><text:span text:style-name="T2"> </text:span></text:span><text:span text:style-name="Strong_20_Emphasis">Custom roles </text:span><text:span text:style-name="Strong_20_Emphasis"><text:span text:style-name="T4">w</text:span></text:span><text:span text:style-name="T2">e</text:span> choose, <text:span text:style-name="T2">in</text:span> which rooms <text:span text:style-name="T2">who</text:span> can enter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2:46:53.524245550</meta:creation-date>
    <dc:date>2025-06-27T13:01:59.870910722</dc:date>
    <meta:editing-duration>PT4M5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54" meta:word-count="316" meta:character-count="1857" meta:non-whitespace-character-count="1610"/>
  </office:meta>
</office:document-meta>
</file>